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Roboto" svg:font-family="Roboto"/>
    <style:font-face style:name="Roboto Medium" svg:font-family="'Robot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000000" draw:opacity="11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53cm" svg:stroke-color="#65f0ad" draw:marker-start="msArrowOvalEnd_20_5" draw:marker-start-width="0.21cm" draw:marker-start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085631" draw:marker-start="msArrowOvalEnd_20_5" draw:marker-start-width="0.21cm" draw:marker-start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0e9453" draw:marker-start="msArrowOvalEnd_20_5" draw:marker-start-width="0.21cm" draw:marker-start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08563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26cm" draw:shadow-color="#000000" draw:shadow-opacity="40%"/>
    </style:style>
    <style:style style:name="gr9" style:family="graphic" style:parent-style-name="standard">
      <style:graphic-properties draw:stroke="none" svg:stroke-width="0cm" draw:fill="solid" draw:fill-color="#65f0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26cm" draw:shadow-color="#000000" draw:shadow-opacity="40%"/>
    </style:style>
    <style:style style:name="gr10" style:family="graphic" style:parent-style-name="standard">
      <style:graphic-properties draw:stroke="none" svg:stroke-width="0cm" draw:fill="solid" draw:fill-color="#65f0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0e945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26cm" draw:shadow-color="#000000" draw:shadow-opacity="40%"/>
    </style:style>
    <style:style style:name="gr12" style:family="graphic" style:parent-style-name="standard">
      <style:graphic-properties draw:stroke="none" svg:stroke-width="0cm" draw:fill="solid" draw:fill-color="#08563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0e945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d686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761e8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212121" draw:shadow-opacity="38%"/>
    </style:style>
    <style:style style:name="gr17" style:family="graphic" style:parent-style-name="standard">
      <style:graphic-properties draw:stroke="none" svg:stroke-width="0cm" draw:fill="solid" draw:fill-color="#9225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212121" draw:shadow-opacity="38%"/>
    </style:style>
    <style:style style:name="gr18" style:family="graphic" style:parent-style-name="standard">
      <style:graphic-properties draw:stroke="none" svg:stroke-width="0cm" draw:fill="solid" draw:fill-color="#55156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212121" draw:shadow-opacity="38%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ONE_5f_COLUMN_5f_TEX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solid" draw:fill-color="#000000" draw:opacity="11%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085631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65f0ad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0e9453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d686e4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solid" draw:fill-color="#761e86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9225a5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551561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9pt" fo:letter-spacing="normal" fo:font-style="normal" style:text-underline-style="none" fo:font-weight="normal" style:font-name-asian="Lato" style:font-size-asian="19pt" style:font-style-asian="normal" style:font-weight-asian="normal" style:font-name-complex="Lato" style:font-size-complex="19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" fo:font-size="28pt" fo:letter-spacing="normal" fo:font-style="normal" style:text-underline-style="none" fo:font-weight="bold" style:font-name-asian="Montserrat" style:font-size-asian="28pt" style:font-style-asian="normal" style:font-weight-asian="bold" style:font-name-complex="Montserrat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17pt" fo:letter-spacing="normal" fo:font-style="normal" style:text-underline-style="none" fo:font-weight="normal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ontserrat" fo:font-size="27pt" fo:letter-spacing="normal" fo:font-style="normal" style:text-underline-style="none" fo:font-weight="bold" style:font-name-asian="Montserrat" style:font-size-asian="27pt" style:font-style-asian="normal" style:font-weight-asian="bold" style:font-name-complex="Montserrat" style:font-size-complex="27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8" style:family="text">
      <style:text-properties fo:font-variant="normal" fo:text-transform="none" fo:color="#efefef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9" style:family="text">
      <style:text-properties fo:font-variant="normal" fo:text-transform="none" fo:color="#701c7f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10" style:family="text">
      <style:text-properties fo:font-variant="normal" fo:text-transform="none" fo:color="#efefef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 Medium" fo:font-size="12pt" fo:letter-spacing="normal" fo:font-style="normal" style:text-underline-style="none" fo:font-weight="normal" style:font-name-asian="Roboto Medium" style:font-size-asian="12pt" style:font-style-asian="normal" style:font-weight-asian="normal" style:font-name-complex="Roboto Medium" style:font-size-complex="12pt" style:font-style-complex="normal" style:font-weight-complex="normal"/>
    </style:style>
    <style:style style:name="T12" style:family="text">
      <style:text-properties fo:font-variant="normal" fo:text-transform="none" fo:color="#f3f3f3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Montserrat" fo:font-size="41pt" fo:letter-spacing="normal" fo:font-style="normal" style:text-underline-style="none" fo:font-weight="bold" style:font-name-asian="Montserrat" style:font-size-asian="41pt" style:font-style-asian="normal" style:font-weight-asian="bold" style:font-name-complex="Montserrat" style:font-size-complex="41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36cm" text:min-label-width="0.934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54cm" text:min-label-width="0.916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48cm" svg:y="2.248cm" presentation:class="title" presentation:user-transformed="true">
          <draw:text-box>
            <text:p text:style-name="P1"><text:span text:style-name="T1">Milest</text:span><text:span text:style-name="T1">one 1</text:span><text:span text:style-name="T1"><text:line-break/></text:span><text:span text:style-name="T1">Phase </text:span><text:span text:style-name="T1">II</text:span></text:p>
          </draw:text-box>
        </draw:frame>
        <draw:frame draw:name="Google Shape;135;p13" presentation:style-name="pr2" draw:text-style-name="P3" draw:layer="layout" svg:width="9.64cm" svg:height="1.405cm" svg:x="9.963cm" svg:y="6.056cm" presentation:class="subtitle" presentation:user-transformed="true">
          <draw:text-box>
            <text:p text:style-name="P1"><text:span text:style-name="T2">Progress Report</text:span></text:p>
          </draw:text-box>
        </draw:frame>
        <draw:frame draw:name="Google Shape;136;p13" presentation:style-name="pr2" draw:text-style-name="P3" draw:layer="layout" svg:width="9.64cm" svg:height="4.882cm" svg:x="14.96cm" svg:y="10.4cm" presentation:class="subtitle" presentation:user-transformed="true">
          <draw:text-box>
            <text:p text:style-name="P1"><text:span text:style-name="T3">Shivashankar S 4MH15CS085</text:span></text:p>
            <text:p text:style-name="P1"><text:span text:style-name="T3">N Nithin Srivatsav 4MH16CS056</text:span></text:p>
            <text:p text:style-name="P1"><text:span text:style-name="T3">Ponnanna MB 4MH16CS071</text:span></text:p>
            <text:p text:style-name="P1"><text:span text:style-name="T3">Swathi N Shayana 4MH16CS106</text:span></text:p>
            <text:p text:style-name="P1"><text:span text:style-name="T3"/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s" draw:style-name="dp1" draw:master-page-name="TITLE_5f_AND_5f_BODY" presentation:presentation-page-layout-name="AL2T1">
        <draw:frame draw:name="Google Shape;141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4">Objectives</text:span></text:p>
          </draw:text-box>
        </draw:frame>
        <draw:frame draw:name="Google Shape;142;p14" presentation:style-name="pr5" draw:text-style-name="P7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6"><text:span text:style-name="T5">Recommend Crop to be planted.</text:span></text:p>
              </text:list-item>
              <text:list-item>
                <text:p text:style-name="P6"><text:span text:style-name="T5">Recommend Fertilizer to be used.</text:span></text:p>
              </text:list-item>
              <text:list-item>
                <text:p text:style-name="P6"><text:span text:style-name="T5">Give real time data of soil to farmer.</text:span></text:p>
              </text:list-item>
              <text:list-item>
                <text:p text:style-name="P6"><text:span text:style-name="T5">Dashboard and real time updates of the soil for farmers.</text:span></text:p>
              </text:list-item>
            </text:list>
          </draw:text-box>
        </draw:frame>
        <presentation:notes draw:style-name="dp2">
          <draw:page-thumbnail draw:name="Google Shape;138;g7e8306cacf_1_125:notes" draw:style-name="gr1" draw:layer="layout" svg:width="16.932cm" svg:height="9.524cm" svg:x="1.059cm" svg:y="1.905cm" draw:page-number="2" presentation:class="page"/>
          <draw:frame draw:name="Google Shape;139;g7e8306cacf_1_12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ology - &#10;Machine/Deep Learning" draw:style-name="dp1" draw:master-page-name="TITLE_5f_AND_5f_BODY" presentation:presentation-page-layout-name="AL2T1">
        <draw:frame draw:name="Google Shape;147;p15" presentation:style-name="pr4" draw:text-style-name="P5" draw:layer="layout" svg:width="19.552cm" svg:height="2.538cm" svg:x="3.283cm" svg:y="0.361cm" presentation:class="title" presentation:user-transformed="true">
          <draw:text-box>
            <text:p text:style-name="P1"><text:span text:style-name="T6">Methodology - </text:span><text:span text:style-name="T6"><text:line-break/></text:span><text:span text:style-name="T6">Machine/Deep Learning</text:span></text:p>
          </draw:text-box>
        </draw:frame>
        <draw:custom-shape draw:name="Google Shape;148;p15" draw:style-name="gr2" draw:text-style-name="P8" draw:layer="layout" svg:width="7.123cm" svg:height="7.103cm" svg:x="8.626cm" svg:y="3.95cm">
          <text:p text:style-name="P1"/>
          <draw:enhanced-geometry draw:mirror-horizontal="false" draw:mirror-vertical="false" draw:text-areas="?f10 ?f13 ?f11 ?f14" svg:viewBox="0 0 0 0" draw:type="ooxml-donut" draw:modifiers="16067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g draw:name="Google Shape;149;p15">
          <draw:custom-shape draw:name="Google Shape;150;p15" draw:style-name="gr3" draw:text-style-name="P9" draw:layer="layout" svg:width="2.084cm" svg:height="0.748cm" draw:transform="rotate (-3.14159265358979) translate (9.575cm 5.54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51;p15" draw:style-name="gr4" draw:text-style-name="P10" draw:layer="layout" svg:width="4.152cm" svg:height="1.859cm" svg:x="4.21cm" svg:y="3.1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52;p15">
          <draw:custom-shape draw:name="Google Shape;153;p15" draw:style-name="gr5" draw:text-style-name="P9" draw:layer="layout" svg:width="1.203cm" svg:height="0.7cm" svg:x="14.865cm" svg:y="4.09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54;p15" draw:style-name="gr4" draw:text-style-name="P10" draw:layer="layout" svg:width="4.152cm" svg:height="1.859cm" svg:x="16.102cm" svg:y="3.194cm">
            <text:p text:style-name="P11"><text:span text:style-name="T7">Model building and accuracy check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55;p15">
          <draw:custom-shape draw:name="Google Shape;156;p15" draw:style-name="gr6" draw:text-style-name="P9" draw:layer="layout" svg:width="0.001cm" svg:height="1.278cm" draw:transform="rotate (-3.14159265358979) translate (12.192cm 11.811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7;p15" draw:style-name="gr4" draw:text-style-name="P10" draw:layer="layout" svg:width="4.152cm" svg:height="1.859cm" svg:x="10.113cm" svg:y="11.849cm">
            <text:p text:style-name="P12"><text:span text:style-name="T7">Change parameters and tune the mod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58;p15" draw:style-name="gr7" draw:text-style-name="P10" draw:layer="layout" svg:width="4.009cm" svg:height="3.177cm" svg:x="10.363cm" svg:y="5.748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5" draw:style-name="gr8" draw:text-style-name="P13" draw:layer="layout" svg:width="7.474cm" svg:height="7.474cm" draw:transform="rotate (-0.523598775598299) translate (10.848cm 2.362cm)">
          <text:p text:style-name="P1"/>
          <draw:enhanced-geometry draw:mirror-horizontal="false" draw:mirror-vertical="false" draw:text-areas="?f60 ?f68 ?f44 ?f52" svg:viewBox="0 0 0 0" draw:type="ooxml-blockArc" draw:modifiers="14414370 694 9562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160;p15" draw:style-name="gr9" draw:text-style-name="P14" draw:layer="layout" svg:width="7.474cm" svg:height="7.474cm" draw:transform="rotate (-0.523598775598299) translate (10.854cm 2.362cm)">
          <text:p text:style-name="P1"/>
          <draw:enhanced-geometry draw:mirror-horizontal="true" draw:mirror-vertical="false" draw:text-areas="?f60 ?f68 ?f44 ?f52" svg:viewBox="0 0 0 0" draw:type="ooxml-blockArc" draw:modifiers="14348563 21472873 9381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161;p15" draw:style-name="gr10" draw:text-style-name="P14" draw:layer="layout" svg:width="1.008cm" svg:height="1.008cm" draw:transform="rotate (2.35619449019234) translate (12.221cm 4.837cm)">
          <text:p text:style-name="P1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62;p15" draw:style-name="gr11" draw:text-style-name="P15" draw:layer="layout" svg:width="7.472cm" svg:height="7.472cm" draw:transform="rotate (-2.61816841091669) translate (17.322cm 8.831cm)">
          <text:p text:style-name="P1"/>
          <draw:enhanced-geometry draw:mirror-horizontal="true" draw:mirror-vertical="false" draw:text-areas="?f60 ?f68 ?f44 ?f52" svg:viewBox="0 0 0 0" draw:type="ooxml-blockArc" draw:modifiers="14316164 21502663 9415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163;p15" draw:style-name="gr12" draw:text-style-name="P13" draw:layer="layout" svg:width="0.868cm" svg:height="0.868cm" draw:transform="rotate (0.298974900866629) translate (14.665cm 8.775cm)">
          <text:p text:style-name="P1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64;p15" draw:style-name="gr13" draw:text-style-name="P15" draw:layer="layout" svg:width="1.009cm" svg:height="1.009cm" draw:transform="rotate (-1.85004900711399) translate (9.875cm 8.781cm)">
          <text:p text:style-name="P1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65;p15" draw:style-name="gr4" draw:text-style-name="P10" draw:layer="layout" svg:width="4.152cm" svg:height="1.859cm" svg:x="4.048cm" svg:y="3.541cm">
          <text:p text:style-name="P11"><text:span text:style-name="T8">Data preprocessing and clea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7e8306cacf_1_130:notes" draw:style-name="gr1" draw:layer="layout" svg:width="16.932cm" svg:height="9.524cm" svg:x="1.059cm" svg:y="1.905cm" draw:page-number="3" presentation:class="page"/>
          <draw:frame draw:name="Google Shape;145;g7e8306cacf_1_13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ology - &#10;IoT&#10;" draw:style-name="dp1" draw:master-page-name="TITLE_5f_AND_5f_BODY" presentation:presentation-page-layout-name="AL2T1">
        <draw:frame draw:name="Google Shape;170;p16" presentation:style-name="pr4" draw:text-style-name="P5" draw:layer="layout" svg:width="19.552cm" svg:height="2.538cm" svg:x="3.765cm" svg:y="1.255cm" presentation:class="title" presentation:user-transformed="true">
          <draw:text-box>
            <text:p text:style-name="P1"><text:span text:style-name="T6">Methodology - </text:span><text:span text:style-name="T6"><text:line-break/></text:span><text:span text:style-name="T6">IoT</text:span><text:span text:style-name="T6"><text:line-break/></text:span><text:span text:style-name="T6"/></text:p>
          </draw:text-box>
        </draw:frame>
        <draw:custom-shape draw:name="Google Shape;171;p16" draw:style-name="gr14" draw:text-style-name="P16" draw:layer="layout" svg:width="7.219cm" svg:height="5.552cm" svg:x="9.087cm" svg:y="5.581cm">
          <text:p text:style-name="P1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72;p16" draw:style-name="gr4" draw:text-style-name="P10" draw:layer="layout" svg:width="4.009cm" svg:height="2.233cm" svg:x="10.693cm" svg:y="8.545cm">
          <text:p text:style-name="P12"><text:span text:style-name="T9">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73;p16">
          <draw:custom-shape draw:name="Google Shape;174;p16" draw:style-name="gr15" draw:text-style-name="P17" draw:layer="layout" svg:width="4.835cm" svg:height="0.347cm" draw:transform="rotate (-3.14159265358979) translate (15.108cm 11.797cm)">
            <text:p text:style-name="P1"/>
  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175;p16" draw:style-name="gr4" draw:text-style-name="P10" draw:layer="layout" svg:width="4.618cm" svg:height="0.812cm" draw:transform="rotate (-0.000174532925199667) translate (10.477cm 11.671cm)">
            <text:p text:style-name="P12"><text:span text:style-name="T10">PC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6;p16" draw:style-name="gr16" draw:text-style-name="P19" draw:layer="layout" svg:width="1.569cm" svg:height="1.57cm" svg:x="15.508cm" svg:y="10.293cm">
            <text:p text:style-name="P18"><text:span text:style-name="T11">02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77;p16">
          <draw:custom-shape draw:name="Google Shape;178;p16" draw:style-name="gr15" draw:text-style-name="P17" draw:layer="layout" svg:width="4.526cm" svg:height="0.347cm" draw:transform="rotate (0.977558914042024) translate (9.077cm 9.85cm)">
            <text:p text:style-name="P1"/>
  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179;p16" draw:style-name="gr4" draw:text-style-name="P10" draw:layer="layout" svg:width="4.621cm" svg:height="0.812cm" draw:transform="rotate (0.97878064451842) translate (7.943cm 9.217cm)">
            <text:p text:style-name="P12"><text:span text:style-name="T10">Choose component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0;p16" draw:style-name="gr17" draw:text-style-name="P20" draw:layer="layout" svg:width="1.569cm" svg:height="1.57cm" svg:x="8.495cm" svg:y="10.293cm">
            <text:p text:style-name="P18"><text:span text:style-name="T11">03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81;p16">
          <draw:custom-shape draw:name="Google Shape;182;p16" draw:style-name="gr15" draw:text-style-name="P17" draw:layer="layout" svg:width="4.392cm" svg:height="0.347cm" draw:transform="rotate (-0.995186739487166) translate (13.839cm 5.912cm)">
            <text:p text:style-name="P1"/>
  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183;p16" draw:style-name="gr18" draw:text-style-name="P21" draw:layer="layout" svg:width="1.569cm" svg:height="1.57cm" svg:x="11.896cm" svg:y="4.614cm">
            <text:p text:style-name="P18"><text:span text:style-name="T11">01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84;p16" draw:style-name="gr4" draw:text-style-name="P10" draw:layer="layout" svg:width="4.649cm" svg:height="0.812cm" draw:transform="rotate (-0.995012206561967) translate (14.546cm 5.444cm)">
            <text:p text:style-name="P12"><text:span text:style-name="T12">Integr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67;g7e8306cacf_1_344:notes" draw:style-name="gr1" draw:layer="layout" svg:width="16.932cm" svg:height="9.524cm" svg:x="1.059cm" svg:y="1.905cm" draw:page-number="4" presentation:class="page"/>
          <draw:frame draw:name="Google Shape;168;g7e8306cacf_1_34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 Progress" draw:style-name="dp1" draw:master-page-name="ONE_5f_COLUMN_5f_TEXT">
        <draw:frame draw:name="Google Shape;189;p17" presentation:style-name="pr9" draw:text-style-name="P5" draw:layer="layout" svg:width="10.552cm" svg:height="4.147cm" svg:x="3.604cm" svg:y="1.094cm" presentation:class="title" presentation:user-transformed="true">
          <draw:text-box>
            <text:p text:style-name="P1"><text:span text:style-name="T6">Work Progress</text:span></text:p>
          </draw:text-box>
        </draw:frame>
        <draw:frame draw:name="Google Shape;190;p17" presentation:style-name="pr10" draw:text-style-name="P7" draw:layer="layout" svg:width="19.252cm" svg:height="6.71cm" svg:x="3.604cm" svg:y="4.928cm" presentation:class="outline" presentation:user-transformed="true">
          <draw:text-box>
            <text:list text:style-name="L6">
              <text:list-item>
                <text:p text:style-name="P6"><text:span text:style-name="T13">IoT Module completed.</text:span></text:p>
              </text:list-item>
              <text:list-item>
                <text:p text:style-name="P6"><text:span text:style-name="T13">Auto Irrigation and Irrigation using Google Assistant completed.</text:span></text:p>
              </text:list-item>
              <text:list-item>
                <text:p text:style-name="P6"><text:span text:style-name="T13">Web dashboard in progress.</text:span></text:p>
              </text:list-item>
              <text:list-item>
                <text:p text:style-name="P6"><text:span text:style-name="T13">Crop Recommendation completed.</text:span></text:p>
              </text:list-item>
              <text:list-item>
                <text:p text:style-name="P6"><text:span text:style-name="T13">Fertilizer Recommendation completed.</text:span></text:p>
              </text:list-item>
              <text:list-item>
                <text:p text:style-name="P6"><text:span text:style-name="T13">Price Recommendation in progress.</text:span></text:p>
              </text:list-item>
            </text:list>
          </draw:text-box>
        </draw:frame>
        <presentation:notes draw:style-name="dp2">
          <draw:page-thumbnail draw:name="Google Shape;186;g7e8306cacf_1_363:notes" draw:style-name="gr1" draw:layer="layout" svg:width="16.932cm" svg:height="9.524cm" svg:x="1.059cm" svg:y="1.905cm" draw:page-number="5" presentation:class="page"/>
          <draw:frame draw:name="Google Shape;187;g7e8306cacf_1_36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Roadmap" draw:style-name="dp1" draw:master-page-name="TITLE_5f_AND_5f_BODY" presentation:presentation-page-layout-name="AL2T1">
        <draw:frame draw:name="Google Shape;195;p1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6">Future Roadmap</text:span></text:p>
          </draw:text-box>
        </draw:frame>
        <draw:frame draw:name="Google Shape;196;p18" presentation:style-name="pr5" draw:text-style-name="P7" draw:layer="layout" svg:width="19.552cm" svg:height="8.086cm" svg:x="3.604cm" svg:y="4.354cm" presentation:class="outline" presentation:user-transformed="true">
          <draw:text-box>
            <text:list text:style-name="L6">
              <text:list-item>
                <text:p text:style-name="P6"><text:span text:style-name="T13">Build more models and test.</text:span></text:p>
              </text:list-item>
              <text:list-item>
                <text:p text:style-name="P6"><text:span text:style-name="T13">Web dashboard completion.</text:span></text:p>
              </text:list-item>
              <text:list-item>
                <text:p text:style-name="P6"><text:span text:style-name="T13">Write APIs to fetch data and API Integration.</text:span></text:p>
              </text:list-item>
              <text:list-item>
                <text:p text:style-name="P6"><text:span text:style-name="T13">Deploy to Web.</text:span></text:p>
              </text:list-item>
            </text:list>
          </draw:text-box>
        </draw:frame>
        <presentation:notes draw:style-name="dp2">
          <draw:page-thumbnail draw:name="Google Shape;192;g7e8306cacf_1_368:notes" draw:style-name="gr1" draw:layer="layout" svg:width="16.932cm" svg:height="9.524cm" svg:x="1.059cm" svg:y="1.905cm" draw:page-number="6" presentation:class="page"/>
          <draw:frame draw:name="Google Shape;193;g7e8306cacf_1_36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201;p19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4">Thank You</text:span></text:p>
          </draw:text-box>
        </draw:frame>
        <presentation:notes draw:style-name="dp2">
          <draw:page-thumbnail draw:name="Google Shape;198;g7e8306cacf_1_375:notes" draw:style-name="gr1" draw:layer="layout" svg:width="16.932cm" svg:height="9.524cm" svg:x="1.059cm" svg:y="1.905cm" draw:page-number="7" presentation:class="page"/>
          <draw:frame draw:name="Google Shape;199;g7e8306cacf_1_37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Roboto" svg:font-family="Roboto"/>
    <style:font-face style:name="Roboto Medium" svg:font-family="'Robot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1b212c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g draw:name="Google Shape;63;p7">
        <draw:custom-shape draw:name="Google Shape;64;p7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65;p7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66;p7" presentation:style-name="ONE_5f_COLUMN_5f_TEXT-title" draw:layer="backgroundobjects" svg:width="10.552cm" svg:height="4.147cm" svg:x="3.604cm" svg:y="1.094cm" presentation:class="title" presentation:placeholder="true" presentation:user-transformed="true">
        <draw:text-box/>
      </draw:frame>
      <draw:frame draw:name="Google Shape;67;p7" presentation:style-name="ONE_5f_COLUMN_5f_TEXT-outline1" draw:layer="backgroundobjects" svg:width="10.552cm" svg:height="6.71cm" svg:x="3.604cm" svg:y="5.479cm" presentation:class="outline" presentation:placeholder="true" presentation:user-transformed="true">
        <draw:text-box/>
      </draw:frame>
      <draw:frame draw:name="Google Shape;68;p7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03T15:06:48.865568726</dc:date>
    <meta:editing-duration>PT3M48S</meta:editing-duration>
    <meta:editing-cycles>2</meta:editing-cycles>
    <meta:generator>LibreOffice/6.0.7.3$Linux_X86_64 LibreOffice_project/00m0$Build-3</meta:generator>
    <meta:document-statistic meta:object-count="107"/>
  </office:meta>
</office:document-meta>
</file>